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10000000100AAC7D293.png" manifest:media-type="image/png"/>
  <manifest:file-entry manifest:full-path="Pictures/100002000000042D000001FAA2A5EC56.png" manifest:media-type="image/png"/>
  <manifest:file-entry manifest:full-path="Pictures/1000020100000100000001002092603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none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8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4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87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1.428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827cm" svg:height="2.221cm" svg:x="17.965cm" svg:y="15.4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.833cm" svg:height="2.221cm" svg:x="10.838cm" svg:y="15.4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3.981cm" svg:height="2.221cm" svg:x="-3.463cm" svg:y="15.4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g>
                <draw:g>
                  <draw:g>
                    <draw:custom-shape draw:style-name="gr2" draw:text-style-name="P1" draw:layer="layout" svg:width="0.563cm" svg:height="1.088cm" svg:x="-1.584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88cm" svg:x="-1.016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-0.444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88cm" svg:x="0.124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0.696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1.265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88cm" svg:x="1.833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2.404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91cm" svg:x="-1.583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-1.012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-0.442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0.126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0.697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.266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.835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2.407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91cm" svg:x="-1.583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-1.012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-0.442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0.126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0.697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.266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.835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2.407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88cm" svg:x="-1.583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-1.012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-0.442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88cm" svg:x="0.126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0.697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1.266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88cm" svg:x="1.835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2.407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91cm" svg:x="-1.583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-1.012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-0.442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0.126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0.697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.266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.835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2.407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3cm" svg:height="1.091cm" svg:x="-1.584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-1.016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-0.444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0.124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0.696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.265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1.833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2.404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3cm" svg:height="1.091cm" svg:x="-1.584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-1.016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-0.444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0.124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0.696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.265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1.833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2.404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3cm" svg:height="1.091cm" svg:x="-1.584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-1.016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-0.444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0.124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0.696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.265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1.833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2.404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  <draw:custom-shape draw:style-name="gr3" draw:text-style-name="P1" draw:layer="layout" svg:width="1.109cm" svg:height="1.088cm" svg:x="-3.167cm" svg:y="20.531cm">
                  <text:p text:style-name="P1">5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8cm" svg:height="1.091cm" svg:x="-3.162cm" svg:y="21.771cm">
                  <text:p text:style-name="P1">4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8cm" svg:height="1.091cm" svg:x="-3.162cm" svg:y="23.015cm">
                  <text:p text:style-name="P1">3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8cm" svg:height="1.088cm" svg:x="-3.162cm" svg:y="24.258cm">
                  <text:p text:style-name="P1">2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8cm" svg:height="1.091cm" svg:x="-3.162cm" svg:y="25.497cm">
                  <text:p text:style-name="P1">1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-3.167cm" svg:y="26.738cm">
                  <text:p text:style-name="P1">0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2" draw:layer="layout" svg:width="1.109cm" svg:height="1.091cm" svg:x="-3.167cm" svg:y="18.048cm">
                  <text:p text:style-name="P1"><text:span text:style-name="T1">7</text:span>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-3.167cm" svg:y="19.289cm">
                  <text:p text:style-name="P1">6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g>
                    <draw:custom-shape draw:style-name="gr2" draw:text-style-name="P1" draw:layer="layout" svg:width="0.564cm" svg:height="1.088cm" svg:x="5.588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6.158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6.727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88cm" svg:x="7.297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7.868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8.437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9.007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9.577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3cm" svg:height="1.091cm" svg:x="5.59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6.159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6.731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7.3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7.87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8.439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9.008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9.578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3cm" svg:height="1.091cm" svg:x="5.59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6.159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6.731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7.3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7.87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8.439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9.008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9.578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3cm" svg:height="1.088cm" svg:x="5.59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6.159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6.731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7.3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7.87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8.439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88cm" svg:x="9.008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9.578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3cm" svg:height="1.091cm" svg:x="5.59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6.159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6.731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7.3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7.87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8.439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9.008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9.578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91cm" svg:x="5.588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6.158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6.727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7.297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7.868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8.437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9.007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9.577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91cm" svg:x="5.588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6.158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6.727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7.297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7.868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8.437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9.007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9.577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91cm" svg:x="5.588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6.158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6.727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7.297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7.868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8.437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9.007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9.577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  <draw:custom-shape draw:style-name="gr3" draw:text-style-name="P1" draw:layer="layout" svg:width="1.109cm" svg:height="1.088cm" svg:x="4.005cm" svg:y="20.531cm">
                  <text:p text:style-name="P1">13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4.01cm" svg:y="21.771cm">
                  <text:p text:style-name="P1">12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4.01cm" svg:y="23.015cm">
                  <text:p text:style-name="P1">11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88cm" svg:x="4.01cm" svg:y="24.258cm">
                  <text:p text:style-name="P1">10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4.01cm" svg:y="25.497cm">
                  <text:p text:style-name="P1">9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4.005cm" svg:y="26.738cm">
                  <text:p text:style-name="P1">8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4.005cm" svg:y="18.048cm">
                  <text:p text:style-name="P1">15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4.005cm" svg:y="19.289cm">
                  <text:p text:style-name="P1">14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g>
                    <draw:custom-shape draw:style-name="gr2" draw:text-style-name="P1" draw:layer="layout" svg:width="0.562cm" svg:height="1.088cm" svg:x="12.759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88cm" svg:x="13.327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13.899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14.468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15.038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15.607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16.177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16.746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2cm" svg:height="1.091cm" svg:x="12.761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3.33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3.901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4.47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5.039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61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6.179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6.749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2cm" svg:height="1.091cm" svg:x="12.761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3.33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3.901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4.47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5.039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61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6.179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6.749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2cm" svg:height="1.088cm" svg:x="12.761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13.33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13.901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14.47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88cm" svg:x="15.039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15.61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16.179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16.749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2cm" svg:height="1.091cm" svg:x="12.761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3.33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3.901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4.47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5.039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61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6.179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16.749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2cm" svg:height="1.091cm" svg:x="12.759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3.327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3.899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4.468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038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607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6.177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6.746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2cm" svg:height="1.091cm" svg:x="12.759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3.327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3.899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4.468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038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607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6.177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6.746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2cm" svg:height="1.091cm" svg:x="12.759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91cm" svg:x="13.327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3.899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4.468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038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15.607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6.177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91cm" svg:x="16.746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</draw:g>
                <draw:custom-shape draw:style-name="gr3" draw:text-style-name="P1" draw:layer="layout" svg:width="1.109cm" svg:height="1.088cm" svg:x="11.175cm" svg:y="20.531cm">
                  <text:p text:style-name="P1">21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1.18cm" svg:y="21.771cm">
                  <text:p text:style-name="P1">20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1.18cm" svg:y="23.015cm">
                  <text:p text:style-name="P1">19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88cm" svg:x="11.18cm" svg:y="24.258cm">
                  <text:p text:style-name="P1">18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1.18cm" svg:y="25.497cm">
                  <text:p text:style-name="P1">17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1.175cm" svg:y="26.738cm">
                  <text:p text:style-name="P1">16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1.175cm" svg:y="18.048cm">
                  <text:p text:style-name="P1">23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1.175cm" svg:y="19.289cm">
                  <text:p text:style-name="P1">22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  <draw:g>
                <draw:g>
                  <draw:custom-shape draw:style-name="gr4" draw:text-style-name="P1" draw:layer="layout" svg:width="1.425cm" svg:height="2.157cm" svg:x="22.801cm" svg:y="16.903cm">
                    <text:p/>
                    <draw:enhanced-geometry svg:viewBox="0 0 21600 21600" draw:mirror-vertical="true" draw:text-areas="?f0 0 ?f2 ?f5" draw:mirror-horizontal="false" draw:type="down-arrow" draw:modifiers="16200 5400" draw:enhanced-path="M ?f0 0 L ?f0 ?f1 0 ?f1 10800 21600 21600 ?f1 ?f2 ?f1 ?f2 0 Z N">
                      <draw:equation draw:name="f0" draw:formula="$1 "/>
                      <draw:equation draw:name="f1" draw:formula="$0 "/>
                      <draw:equation draw:name="f2" draw:formula="21600-$1 "/>
                      <draw:equation draw:name="f3" draw:formula="21600-?f1 "/>
                      <draw:equation draw:name="f4" draw:formula="?f3 *?f0 /10800"/>
                      <draw:equation draw:name="f5" draw:formula="?f1 +?f4 "/>
                      <draw:equation draw:name="f6" draw:formula="?f1 *?f0 /10800"/>
                      <draw:equation draw:name="f7" draw:formula="?f1 -?f6 "/>
                      <draw:handle draw:handle-position="$1 $0" draw:handle-range-x-minimum="0" draw:handle-range-x-maximum="10800" draw:handle-range-y-minimum="0" draw:handle-range-y-maximum="21600"/>
                    </draw:enhanced-geometry>
                  </draw:custom-shape>
                  <draw:g>
                    <draw:custom-shape draw:style-name="gr2" draw:text-style-name="P1" draw:layer="layout" svg:width="0.563cm" svg:height="1.088cm" svg:x="19.931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88cm" svg:x="20.5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21.072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3cm" svg:height="1.088cm" svg:x="21.639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22.21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22.78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23.349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2cm" svg:height="1.088cm" svg:x="23.919cm" svg:y="20.53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91cm" svg:x="19.932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20.501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21.073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21.642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22.213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22.781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23.35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23.922cm" svg:y="21.771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91cm" svg:x="19.932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20.501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21.073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21.642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22.213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91cm" svg:x="22.781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91cm" svg:x="23.35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91cm" svg:x="23.922cm" svg:y="23.015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2" draw:text-style-name="P1" draw:layer="layout" svg:width="0.564cm" svg:height="1.088cm" svg:x="19.932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88cm" svg:x="20.501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21.073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88cm" svg:x="21.642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22.213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1cm" svg:height="1.088cm" svg:x="22.781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4cm" svg:height="1.088cm" svg:x="23.35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2" draw:text-style-name="P1" draw:layer="layout" svg:width="0.56cm" svg:height="1.088cm" svg:x="23.922cm" svg:y="24.25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5" draw:text-style-name="P1" draw:layer="layout" svg:width="0.564cm" svg:height="1.091cm" svg:x="19.932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4cm" svg:height="1.091cm" svg:x="20.501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cm" svg:height="1.091cm" svg:x="21.073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4cm" svg:height="1.091cm" svg:x="21.642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1cm" svg:height="1.091cm" svg:x="22.213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1cm" svg:height="1.091cm" svg:x="22.781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4cm" svg:height="1.091cm" svg:x="23.35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cm" svg:height="1.091cm" svg:x="23.922cm" svg:y="25.497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5" draw:text-style-name="P1" draw:layer="layout" svg:width="0.563cm" svg:height="1.091cm" svg:x="19.931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3cm" svg:height="1.091cm" svg:x="20.5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cm" svg:height="1.091cm" svg:x="21.072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3cm" svg:height="1.091cm" svg:x="21.639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2cm" svg:height="1.091cm" svg:x="22.21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cm" svg:height="1.091cm" svg:x="22.78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1cm" svg:height="1.091cm" svg:x="23.349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5" draw:text-style-name="P1" draw:layer="layout" svg:width="0.562cm" svg:height="1.091cm" svg:x="23.919cm" svg:y="26.73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6" draw:text-style-name="P1" draw:layer="layout" svg:width="0.563cm" svg:height="1.091cm" svg:x="19.931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3cm" svg:height="1.091cm" svg:x="20.5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cm" svg:height="1.091cm" svg:x="21.072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3cm" svg:height="1.091cm" svg:x="21.639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2cm" svg:height="1.091cm" svg:x="22.21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cm" svg:height="1.091cm" svg:x="22.78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1cm" svg:height="1.091cm" svg:x="23.349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2cm" svg:height="1.091cm" svg:x="23.919cm" svg:y="18.048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g>
                    <draw:custom-shape draw:style-name="gr6" draw:text-style-name="P1" draw:layer="layout" svg:width="0.563cm" svg:height="1.091cm" svg:x="19.931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3cm" svg:height="1.091cm" svg:x="20.5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cm" svg:height="1.091cm" svg:x="21.072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3cm" svg:height="1.091cm" svg:x="21.639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2cm" svg:height="1.091cm" svg:x="22.21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cm" svg:height="1.091cm" svg:x="22.78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1cm" svg:height="1.091cm" svg:x="23.349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  <draw:custom-shape draw:style-name="gr6" draw:text-style-name="P1" draw:layer="layout" svg:width="0.562cm" svg:height="1.091cm" svg:x="23.919cm" svg:y="19.289cm">
                      <text:p/>
                      <draw:enhanced-geometry svg:viewBox="0 0 21600 21600" draw:mirror-horizontal="false" draw:mirror-vertical="false" draw:type="rectangle" draw:enhanced-path="M 0 0 L 21600 0 21600 21600 0 21600 0 0 Z N"/>
                    </draw:custom-shape>
                  </draw:g>
                  <draw:custom-shape draw:style-name="gr4" draw:text-style-name="P1" draw:layer="layout" svg:width="1.425cm" svg:height="2.157cm" svg:x="20.1cm" svg:y="17.11cm">
                    <text:p/>
          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          <draw:equation draw:name="f0" draw:formula="$1 "/>
                      <draw:equation draw:name="f1" draw:formula="$0 "/>
                      <draw:equation draw:name="f2" draw:formula="21600-$1 "/>
                      <draw:equation draw:name="f3" draw:formula="21600-?f1 "/>
                      <draw:equation draw:name="f4" draw:formula="?f3 *?f0 /10800"/>
                      <draw:equation draw:name="f5" draw:formula="?f1 +?f4 "/>
                      <draw:equation draw:name="f6" draw:formula="?f1 *?f0 /10800"/>
                      <draw:equation draw:name="f7" draw:formula="?f1 -?f6 "/>
                      <draw:handle draw:handle-position="$1 $0" draw:handle-range-x-minimum="0" draw:handle-range-x-maximum="10800" draw:handle-range-y-minimum="0" draw:handle-range-y-maximum="21600"/>
                    </draw:enhanced-geometry>
                  </draw:custom-shape>
                </draw:g>
                <draw:custom-shape draw:style-name="gr3" draw:text-style-name="P1" draw:layer="layout" svg:width="1.107cm" svg:height="1.088cm" svg:x="18.349cm" svg:y="20.531cm">
                  <text:p text:style-name="P1">29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8.352cm" svg:y="21.771cm">
                  <text:p text:style-name="P1">28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8.352cm" svg:y="23.015cm">
                  <text:p text:style-name="P1">27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88cm" svg:x="18.352cm" svg:y="24.258cm">
                  <text:p text:style-name="P1">26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9cm" svg:height="1.091cm" svg:x="18.352cm" svg:y="25.497cm">
                  <text:p text:style-name="P1">25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7cm" svg:height="1.091cm" svg:x="18.349cm" svg:y="26.738cm">
                  <text:p text:style-name="P1">24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7cm" svg:height="1.091cm" svg:x="18.349cm" svg:y="18.048cm">
                  <text:p text:style-name="P1">31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" draw:text-style-name="P1" draw:layer="layout" svg:width="1.107cm" svg:height="1.091cm" svg:x="18.349cm" svg:y="19.289cm">
                  <text:p text:style-name="P1">30</text:p>
                  <draw:enhanced-geometry svg:viewBox="0 0 21600 21600" draw:mirror-horizontal="false" draw:mirror-vertical="false" draw:type="rectangle" draw:enhanced-path="M 0 0 L 21600 0 21600 21600 0 21600 0 0 Z N"/>
                </draw:custom-shape>
              </draw:g>
            </draw:g>
            <draw:g>
              <draw:custom-shape draw:style-name="gr2" draw:text-style-name="P1" draw:layer="layout" svg:width="0.564cm" svg:height="1.091cm" svg:x="12.74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1cm" svg:height="1.091cm" svg:x="13.31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1cm" svg:height="1.091cm" svg:x="13.88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3cm" svg:height="1.091cm" svg:x="14.45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15.02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15.59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1cm" svg:height="1.091cm" svg:x="16.16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16.73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2" draw:text-style-name="P1" draw:layer="layout" svg:width="0.564cm" svg:height="1.091cm" svg:x="-1.593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1cm" svg:height="1.091cm" svg:x="-1.023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1cm" svg:height="1.091cm" svg:x="-0.454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3cm" svg:height="1.091cm" svg:x="0.11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0.68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1.25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1cm" svg:height="1.091cm" svg:x="1.82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2.396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7" draw:layer="layout" svg:width="1.383cm" svg:height="0.962cm" svg:x="-3.292cm" svg:y="15.996cm">
              <draw:text-box>
                <text:p>PC</text:p>
              </draw:text-box>
            </draw:frame>
            <draw:frame draw:style-name="gr8" draw:text-style-name="P3" draw:layer="layout" svg:width="1.137cm" svg:height="0.962cm" svg:x="4.009cm" svg:y="15.996cm">
              <draw:text-box>
                <text:p><text:span text:style-name="T2">IR</text:span></text:p>
              </draw:text-box>
            </draw:frame>
            <draw:frame draw:style-name="gr9" draw:text-style-name="P3" draw:layer="layout" svg:width="1.383cm" svg:height="0.962cm" svg:x="-3.291cm" svg:y="15.996cm">
              <draw:text-box>
                <text:p><text:span text:style-name="T2">PC</text:span></text:p>
              </draw:text-box>
            </draw:frame>
            <draw:frame draw:style-name="gr10" draw:text-style-name="P3" draw:layer="layout" svg:width="1.12cm" svg:height="0.962cm" svg:x="11.01cm" svg:y="15.996cm">
              <draw:text-box>
                <text:p><text:span text:style-name="T2"><text:s/></text:span><text:span text:style-name="T2">A</text:span></text:p>
              </draw:text-box>
            </draw:frame>
            <draw:g>
              <draw:custom-shape draw:style-name="gr6" draw:text-style-name="P1" draw:layer="layout" svg:width="0.564cm" svg:height="1.091cm" svg:x="5.608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561cm" svg:height="1.091cm" svg:x="6.178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561cm" svg:height="1.091cm" svg:x="6.74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3cm" svg:height="1.091cm" svg:x="7.31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7.888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8.45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1cm" svg:height="1.091cm" svg:x="9.02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" draw:text-style-name="P1" draw:layer="layout" svg:width="0.56cm" svg:height="1.091cm" svg:x="9.597cm" svg:y="15.9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frame draw:style-name="gr11" draw:text-style-name="P1" draw:layer="layout" svg:width="3.123cm" svg:height="3.123cm" svg:x="19.124cm" svg:y="14.6cm">
            <draw:image xlink:href="Pictures/10000201000001000000010020926038.png" xlink:type="simple" xlink:show="embed" xlink:actuate="onLoad">
              <text:p/>
            </draw:image>
          </draw:frame>
          <draw:frame draw:style-name="gr11" draw:text-style-name="P1" draw:layer="layout" svg:width="2.599cm" svg:height="2.599cm" svg:x="22.193cm" svg:y="14.472cm">
            <draw:image xlink:href="Pictures/100002010000010000000100AAC7D293.png" xlink:type="simple" xlink:show="embed" xlink:actuate="onLoad">
              <text:p/>
            </draw:image>
          </draw:frame>
        </draw:g>
        <draw:g>
          <draw:g>
            <draw:custom-shape draw:style-name="gr2" draw:text-style-name="P1" draw:layer="layout" svg:width="0.563cm" svg:height="1.088cm" svg:x="3.281cm" svg:y="3.9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4cm" svg:height="1.088cm" svg:x="3.849cm" svg:y="3.9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1cm" svg:height="1.088cm" svg:x="4.421cm" svg:y="3.9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4cm" svg:height="1.088cm" svg:x="4.989cm" svg:y="3.9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cm" svg:height="1.088cm" svg:x="5.561cm" svg:y="3.9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cm" svg:height="1.088cm" svg:x="6.13cm" svg:y="3.9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4cm" svg:height="1.088cm" svg:x="6.698cm" svg:y="3.9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2cm" svg:height="1.088cm" svg:x="7.269cm" svg:y="3.9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1" draw:layer="layout" svg:width="0.564cm" svg:height="1.091cm" svg:x="3.282cm" svg:y="5.2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1cm" svg:height="1.091cm" svg:x="3.853cm" svg:y="5.2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cm" svg:height="1.091cm" svg:x="4.423cm" svg:y="5.2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4cm" svg:height="1.091cm" svg:x="4.991cm" svg:y="5.2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2cm" svg:height="1.091cm" svg:x="5.562cm" svg:y="5.2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cm" svg:height="1.091cm" svg:x="6.131cm" svg:y="5.2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3cm" svg:height="1.091cm" svg:x="6.7cm" svg:y="5.2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cm" svg:height="1.091cm" svg:x="7.272cm" svg:y="5.20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1" draw:layer="layout" svg:width="0.564cm" svg:height="1.091cm" svg:x="3.282cm" svg:y="6.4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1cm" svg:height="1.091cm" svg:x="3.853cm" svg:y="6.4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cm" svg:height="1.091cm" svg:x="4.423cm" svg:y="6.4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4cm" svg:height="1.091cm" svg:x="4.991cm" svg:y="6.4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2cm" svg:height="1.091cm" svg:x="5.562cm" svg:y="6.4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cm" svg:height="1.091cm" svg:x="6.131cm" svg:y="6.4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3cm" svg:height="1.091cm" svg:x="6.7cm" svg:y="6.4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cm" svg:height="1.091cm" svg:x="7.272cm" svg:y="6.4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1" draw:layer="layout" svg:width="0.564cm" svg:height="1.088cm" svg:x="3.282cm" svg:y="7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1cm" svg:height="1.088cm" svg:x="3.853cm" svg:y="7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cm" svg:height="1.088cm" svg:x="4.423cm" svg:y="7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4cm" svg:height="1.088cm" svg:x="4.991cm" svg:y="7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2cm" svg:height="1.088cm" svg:x="5.562cm" svg:y="7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cm" svg:height="1.088cm" svg:x="6.131cm" svg:y="7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3cm" svg:height="1.088cm" svg:x="6.7cm" svg:y="7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cm" svg:height="1.088cm" svg:x="7.272cm" svg:y="7.69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1" draw:layer="layout" svg:width="0.564cm" svg:height="1.091cm" svg:x="3.282cm" svg:y="8.9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1cm" svg:height="1.091cm" svg:x="3.853cm" svg:y="8.9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cm" svg:height="1.091cm" svg:x="4.423cm" svg:y="8.9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4cm" svg:height="1.091cm" svg:x="4.991cm" svg:y="8.9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2cm" svg:height="1.091cm" svg:x="5.562cm" svg:y="8.9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cm" svg:height="1.091cm" svg:x="6.131cm" svg:y="8.9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3cm" svg:height="1.091cm" svg:x="6.7cm" svg:y="8.9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cm" svg:height="1.091cm" svg:x="7.272cm" svg:y="8.9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" draw:text-style-name="P1" draw:layer="layout" svg:width="0.563cm" svg:height="1.091cm" svg:x="3.281cm" svg:y="10.1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4cm" svg:height="1.091cm" svg:x="3.849cm" svg:y="10.1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1cm" svg:height="1.091cm" svg:x="4.421cm" svg:y="10.1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4cm" svg:height="1.091cm" svg:x="4.989cm" svg:y="10.1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cm" svg:height="1.091cm" svg:x="5.561cm" svg:y="10.1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cm" svg:height="1.091cm" svg:x="6.13cm" svg:y="10.1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4cm" svg:height="1.091cm" svg:x="6.698cm" svg:y="10.1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2cm" svg:height="1.091cm" svg:x="7.269cm" svg:y="10.1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2" draw:text-style-name="P1" draw:layer="layout" svg:width="0.563cm" svg:height="1.091cm" svg:x="3.281cm" svg:y="1.4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564cm" svg:height="1.091cm" svg:x="3.851cm" svg:y="1.4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561cm" svg:height="1.091cm" svg:x="4.423cm" svg:y="1.4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564cm" svg:height="1.091cm" svg:x="4.991cm" svg:y="1.4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56cm" svg:height="1.091cm" svg:x="5.562cm" svg:y="1.4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56cm" svg:height="1.091cm" svg:x="6.13cm" svg:y="1.4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564cm" svg:height="1.091cm" svg:x="6.698cm" svg:y="1.4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562cm" svg:height="1.091cm" svg:x="7.269cm" svg:y="1.4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2" draw:text-style-name="P1" draw:layer="layout" svg:width="0.563cm" svg:height="1.091cm" svg:x="3.281cm" svg:y="2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4cm" svg:height="1.091cm" svg:x="3.849cm" svg:y="2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1cm" svg:height="1.091cm" svg:x="4.421cm" svg:y="2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4cm" svg:height="1.091cm" svg:x="4.989cm" svg:y="2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cm" svg:height="1.091cm" svg:x="5.561cm" svg:y="2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cm" svg:height="1.091cm" svg:x="6.13cm" svg:y="2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4cm" svg:height="1.091cm" svg:x="6.698cm" svg:y="2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0.562cm" svg:height="1.091cm" svg:x="7.269cm" svg:y="2.72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  <draw:page draw:name="page2" draw:style-name="dp1" draw:master-page-name="Default">
        <draw:frame draw:style-name="gr11" draw:text-style-name="P1" draw:layer="layout" svg:width="28.258cm" svg:height="13.358cm" svg:x="-3.464cm" svg:y="14.472cm">
          <draw:image xlink:href="Pictures/100002000000042D000001FAA2A5EC5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7T13:25:47</meta:creation-date>
    <dc:date>2013-04-28T19:02:41</dc:date>
    <meta:editing-duration>PT22M8S</meta:editing-duration>
    <meta:editing-cycles>6</meta:editing-cycles>
    <meta:generator>LibreOffice/3.5$Linux_x86 LibreOffice_project/350m1$Build-2</meta:generator>
    <meta:document-statistic meta:object-count="442"/>
  </office:meta>
</office:document-meta>
</file>